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name-asian="Arial" style:font-size-asian="8pt" style:font-size-complex="8pt"/>
    </style:style>
    <style:style style:name="ce8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style:font-name="Monaco1" fo:font-size="8pt" style:font-size-asian="8pt" style:font-size-complex="8pt"/>
    </style:style>
    <style:style style:name="T1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3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</office:automatic-styles>
  <office:body>
    <office:spreadsheet>
      <table:table table:name="AllRascalTests (Compiled)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5-30T21:47:07.819+00:00$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7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3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30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4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4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4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4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9543,108,&lt;695,0&gt;,&lt;695,10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8765,86,&lt;350,0&gt;,&lt;351,6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Locations.rsc|(4012,82,&lt;86,0&gt;,&lt;86,82&gt;): FALSE MalFormedURI("tmp:/// \t\t\n\t.rsc")test fails for arguments: " \t\t\n\t"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Locations.rsc|(3913,98,&lt;85,0&gt;,&lt;85,98&gt;): FALSE MalFormedURI("tmp:/// .rsc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5242365105616464,{$0923-02-22T23:24:22.857+00:00$,$3492-12-01T04:56:13.142+00:00$}}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Overloading.rsc|(2167,328,&lt;122,0&gt;,&lt;130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imports/ImportTests1.rsc|(195,73,&lt;10,0&gt;,&lt;13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789 tests executed; 27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Locations.rsc|: MalFormedURI("tmp:/// .rsc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NullPointerException","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2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85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Tests (Compiled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5-30T22:31:41.153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7151,273,&lt;165,0&gt;,&lt;168,67&gt;): FALSE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917,229,&lt;159,0&gt;,&lt;162,67&gt;): FALSE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702,213,&lt;154,0&gt;,&lt;157,67&gt;): FALSE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326 tests executed; 7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Nonterminal Program not declared\",|unknown:///|(4,7,\&lt;1,4\&gt;,\&lt;1,11\&gt;)),error(\"Nonterminal Pro ..."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 table:number-rows-repeated="79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Combined (Compiled)" table:style-name="ta1"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TESTS RUN AT $2015-06-06T23:44:13.756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5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""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21 tests executed; 29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NullPointerException","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 table:number-rows-repeated="19">
          <table:table-cell table:style-name="ce6"/>
          <table:table-cell table:number-columns-repeated="102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1" table:number-columns-repeated="1024" table:default-cell-style-name="ce9"/>
        <table:table-row table:style-name="ro1">
          <table:table-cell table:style-name="ce4" office:value-type="string" calcext:value-type="string">
            <text:p>Expressions:</text:p>
          </table:table-cell>
          <table:table-cell table:style-name="ce4" table:number-columns-repeated="1023"/>
        </table:table-row>
        <table:table-row table:style-name="ro1">
          <table:table-cell table:style-name="ce8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10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lean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<text:s/>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8015,206,&lt;131,0&gt;,&lt;132,99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786,204,&lt;128,0&gt;,&lt;129,9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558,203,&lt;125,0&gt;,&lt;126,9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332,201,&lt;122,0&gt;,&lt;123,9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107,200,&lt;119,0&gt;,&lt;120,9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884,198,&lt;116,0&gt;,&lt;117,9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659,200,&lt;113,0&gt;,&lt;114,9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436,198,&lt;110,0&gt;,&lt;111,9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290,120,&lt;106,0&gt;,&lt;106,120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838,134,&lt;97,0&gt;,&lt;97,134&gt;),0,"java.lang.ArrayIndexOutOfBoundsException; function: ☞ run(\"(x \\\&lt;- [1,2] &amp;&amp; x == 3) \\\&lt;==\\\&gt; (y \\\&lt;- [5,6] &amp;&amp; y == 7)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703,134,&lt;96,0&gt;,&lt;96,134&gt;),0,"java.lang.ArrayIndexOutOfBoundsException; function: ☞ run(\"(x \\\&lt;- [1,2] &amp;&amp; x == 3) \\\&lt;==\\\&gt; (y \\\&lt;- [5,6] &amp;&amp; y == 6)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568,134,&lt;95,0&gt;,&lt;95,134&gt;),0,"java.lang.ArrayIndexOutOfBoundsException; function: ☞ run(\"(x \\\&lt;- [1,2] &amp;&amp; x == 2) \\\&lt;==\\\&gt; (y \\\&lt;- [5,6] &amp;&amp; y == 7)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433,134,&lt;94,0&gt;,&lt;94,134&gt;),0,"java.lang.ArrayIndexOutOfBoundsException; function: ☞ run(\"(x \\\&lt;- [1,2] &amp;&amp; x == 2) \\\&lt;==\\\&gt; (y \\\&lt;- [5,6] &amp;&amp; y == 6)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974,133,&lt;86,0&gt;,&lt;86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840,133,&lt;85,0&gt;,&lt;85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706,133,&lt;84,0&gt;,&lt;84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572,133,&lt;83,0&gt;,&lt;83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455,78,&lt;79,0&gt;,&lt;79,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376,78,&lt;78,0&gt;,&lt;78,7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111,229,&lt;73,0&gt;,&lt;74,111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979,130,&lt;71,0&gt;,&lt;71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848,130,&lt;70,0&gt;,&lt;70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717,130,&lt;69,0&gt;,&lt;69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586,130,&lt;68,0&gt;,&lt;68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312,236,&lt;63,0&gt;,&lt;64,113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052,238,&lt;60,0&gt;,&lt;61,114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920,130,&lt;58,0&gt;,&lt;58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789,130,&lt;57,0&gt;,&lt;57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658,130,&lt;56,0&gt;,&lt;56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527,130,&lt;55,0&gt;,&lt;55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403,122,&lt;53,0&gt;,&lt;53,12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280,122,&lt;52,0&gt;,&lt;52,12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157,122,&lt;51,0&gt;,&lt;51,12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082,73,&lt;49,0&gt;,&lt;49,7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008,73,&lt;48,0&gt;,&lt;48,7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933,74,&lt;47,0&gt;,&lt;47,7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802,93,&lt;43,0&gt;,&lt;43,9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708,93,&lt;42,0&gt;,&lt;42,9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628,79,&lt;41,0&gt;,&lt;41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552,75,&lt;40,0&gt;,&lt;40,7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490,61,&lt;39,0&gt;,&lt;39,6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380,108,&lt;37,0&gt;,&lt;37,10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273,106,&lt;36,0&gt;,&lt;36,10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180,92,&lt;35,0&gt;,&lt;35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091,88,&lt;34,0&gt;,&lt;34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016,74,&lt;33,0&gt;,&lt;33,7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893,81,&lt;29,0&gt;,&lt;29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833,58,&lt;27,0&gt;,&lt;27,5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76,56,&lt;26,0&gt;,&lt;26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709,64,&lt;23,0&gt;,&lt;23,6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646,62,&lt;22,0&gt;,&lt;22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83,61,&lt;20,0&gt;,&lt;20,6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523,59,&lt;19,0&gt;,&lt;19,5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63,58,&lt;17,0&gt;,&lt;17,5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406,56,&lt;16,0&gt;,&lt;16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346,58,&lt;14,0&gt;,&lt;14,5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89,56,&lt;13,0&gt;,&lt;13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45,42,&lt;11,0&gt;,&lt;11,4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204,40,&lt;10,0&gt;,&lt;10,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62,40,&lt;8,0&gt;,&lt;8,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Booleans.rsc|(123,38,&lt;7,0&gt;,&lt;7,38&gt;),1,"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ttern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4180,104,&lt;267,0&gt;,&lt;267,104&gt;),0,"java.lang.ArrayIndexOutOfBoundsException; function: ☞ run(\"[x, 2] := [10,2] &amp;&amp; [x, 3] := [10, 3]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4046,132,&lt;265,0&gt;,&lt;265,132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915,130,&lt;264,0&gt;,&lt;264,130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814,100,&lt;263,0&gt;,&lt;263,100&gt;),0,"java.lang.ArrayIndexOutOfBoundsException; function: ☞ run(\"[x, 2] := [1,2] || [x, 3] := [1, 3]\", {}); instruction: LOADLOCKWP \"listing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600,90,&lt;257,0&gt;,&lt;257,90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478,121,&lt;256,0&gt;,&lt;256,121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356,120,&lt;254,0&gt;,&lt;254,120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250,105,&lt;253,0&gt;,&lt;253,105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182,66,&lt;251,0&gt;,&lt;251,6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3115,66,&lt;250,0&gt;,&lt;250,6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968,120,&lt;245,0&gt;,&lt;245,12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847,120,&lt;244,0&gt;,&lt;244,12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757,88,&lt;242,0&gt;,&lt;242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668,88,&lt;241,0&gt;,&lt;241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544,122,&lt;239,0&gt;,&lt;239,122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421,122,&lt;238,0&gt;,&lt;238,122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331,88,&lt;236,0&gt;,&lt;236,8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242,88,&lt;235,0&gt;,&lt;235,88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2005,62,&lt;230,0&gt;,&lt;230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934,70,&lt;229,0&gt;,&lt;229,7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863,70,&lt;228,0&gt;,&lt;228,7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713,106,&lt;223,0&gt;,&lt;223,10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616,96,&lt;222,0&gt;,&lt;222,9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513,102,&lt;221,0&gt;,&lt;221,102&gt;),0,"java.lang.ArrayIndexOutOfBoundsException; function: ☞ translatePat(appl(prod(label(\"list\",sort(\"Pattern\")),..., value(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349,82,&lt;218,0&gt;,&lt;218,82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266,82,&lt;217,0&gt;,&lt;217,82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212,52,&lt;215,0&gt;,&lt;215,5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166,44,&lt;213,0&gt;,&lt;213,4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121,44,&lt;212,0&gt;,&lt;212,4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1041,66,&lt;208,0&gt;,&lt;208,6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976,64,&lt;207,0&gt;,&lt;207,6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909,66,&lt;206,0&gt;,&lt;206,6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852,56,&lt;205,0&gt;,&lt;205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795,56,&lt;204,0&gt;,&lt;204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738,56,&lt;203,0&gt;,&lt;203,5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683,54,&lt;202,0&gt;,&lt;202,5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563,94,&lt;198,0&gt;,&lt;198,94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436,124,&lt;195,0&gt;,&lt;195,12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311,124,&lt;194,0&gt;,&lt;194,12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226,82,&lt;191,0&gt;,&lt;191,8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143,82,&lt;190,0&gt;,&lt;190,8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10055,86,&lt;188,0&gt;,&lt;188,8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9968,86,&lt;187,0&gt;,&lt;187,8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9882,84,&lt;185,0&gt;,&lt;185,84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9797,84,&lt;184,0&gt;,&lt;184,84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Patterns.rsc|(9711,84,&lt;182,0&gt;,&lt;182,84&gt;),0,"\"Cannot execute du...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ment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<text:s/>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957,221,&lt;90,0&gt;,&lt;91,105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713,165,&lt;85,0&gt;,&lt;85,165&gt;),0,"java.lang.ArrayIndexOutOfBoundsException; function: ☞ translatePat(appl(prod(label(\"list\",sort(\"Pattern\")),..., value(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610,101,&lt;83,0&gt;,&lt;83,10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485,101,&lt;81,0&gt;,&lt;81,10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360,101,&lt;79,0&gt;,&lt;79,10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925,167,&lt;68,0&gt;,&lt;68,16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743,181,&lt;67,0&gt;,&lt;67,1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610,132,&lt;66,0&gt;,&lt;66,13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443,157,&lt;61,0&gt;,&lt;61,15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270,171,&lt;59,0&gt;,&lt;59,1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133,136,&lt;58,0&gt;,&lt;58,13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011,121,&lt;57,0&gt;,&lt;57,121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686,312,&lt;52,0&gt;,&lt;52,312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505,179,&lt;50,0&gt;,&lt;50,1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300,204,&lt;49,0&gt;,&lt;49,204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115,184,&lt;48,0&gt;,&lt;48,184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904,210,&lt;47,0&gt;,&lt;47,210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713,190,&lt;46,0&gt;,&lt;46,190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577,128,&lt;43,0&gt;,&lt;43,12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464,112,&lt;42,0&gt;,&lt;42,1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763,88,&lt;30,0&gt;,&lt;30,88&gt;),0,"java.lang.ArrayIndexOutOfBoundsException; function: ☞ tr(muTry(muCallPrim3(\"map_subscript\",[muVar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674,88,&lt;29,0&gt;,&lt;29,88&gt;),0,"java.lang.ArrayIndexOutOfBoundsException; function: ☞ tr(muTry(muCallPrim3(\"map_subscript\",[muVar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576,96,&lt;27,0&gt;,&lt;27,96&gt;),0,"java.lang.ArrayIndexOutOfBoundsException; function: ☞ tr(muTry(muCallPrim3(\"map_subscript\",[muVar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479,96,&lt;26,0&gt;,&lt;26,96&gt;),0,"java.lang.ArrayIndexOutOfBoundsException; function: ☞ tr(muTry(muCallPrim3(\"map_subscript\",[muVar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313,141,&lt;24,0&gt;,&lt;24,141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209,102,&lt;22,0&gt;,&lt;22,102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120,88,&lt;21,0&gt;,&lt;21,88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004,114,&lt;19,0&gt;,&lt;19,11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911,92,&lt;18,0&gt;,&lt;18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797,112,&lt;16,0&gt;,&lt;16,1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648,148,&lt;15,0&gt;,&lt;15,14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557,90,&lt;14,0&gt;,&lt;14,9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463,92,&lt;12,0&gt;,&lt;12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90,72,&lt;11,0&gt;,&lt;11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317,72,&lt;10,0&gt;,&lt;10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244,72,&lt;9,0&gt;,&lt;9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71,72,&lt;8,0&gt;,&lt;8,7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Statements.rsc|(116,54,&lt;7,0&gt;,&lt;7,54&gt;),1,"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983,50,&lt;458,0&gt;,&lt;458,5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944,38,&lt;457,0&gt;,&lt;457,3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863,62,&lt;453,0&gt;,&lt;453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812,49,&lt;451,0&gt;,&lt;451,4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731,79,&lt;449,0&gt;,&lt;449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652,78,&lt;448,0&gt;,&lt;448,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543,94,&lt;444,0&gt;,&lt;444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477,65,&lt;443,0&gt;,&lt;443,65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149,141,&lt;437,0&gt;,&lt;437,14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9005,143,&lt;436,0&gt;,&lt;436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863,141,&lt;435,0&gt;,&lt;435,14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752,102,&lt;432,0&gt;,&lt;432,10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655,96,&lt;431,0&gt;,&lt;431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544,110,&lt;430,0&gt;,&lt;430,11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439,104,&lt;429,0&gt;,&lt;429,10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344,94,&lt;428,0&gt;,&lt;428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255,88,&lt;427,0&gt;,&lt;427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132,109,&lt;423,0&gt;,&lt;423,10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8023,107,&lt;421,0&gt;,&lt;421,10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915,107,&lt;420,0&gt;,&lt;420,10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803,111,&lt;419,0&gt;,&lt;419,11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691,111,&lt;418,0&gt;,&lt;418,11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553,136,&lt;416,0&gt;,&lt;416,13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416,136,&lt;415,0&gt;,&lt;415,13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274,140,&lt;413,0&gt;,&lt;413,1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133,140,&lt;412,0&gt;,&lt;412,14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7070,62,&lt;411,0&gt;,&lt;411,6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937,115,&lt;406,0&gt;,&lt;406,115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815,121,&lt;405,0&gt;,&lt;405,12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312,121,&lt;398,0&gt;,&lt;398,12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206,105,&lt;397,0&gt;,&lt;397,10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6098,107,&lt;396,0&gt;,&lt;396,10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950,146,&lt;394,0&gt;,&lt;394,14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771,178,&lt;393,0&gt;,&lt;393,1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592,178,&lt;392,0&gt;,&lt;392,17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445,146,&lt;391,0&gt;,&lt;391,14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5159,284,&lt;388,0&gt;,&lt;389,12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856,302,&lt;386,0&gt;,&lt;387,136&gt;),0,"java.lang.ArrayIndexOutOfBoundsException; function: ☞ tr(muTry(muBlock([muAssign(\"elem\",\"experime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530,325,&lt;384,0&gt;,&lt;385,146&gt;),0,"java.lang.ArrayIndexOutOfBoundsException; function: ☞ tr(muTry(muBlock([muAssign(\"elem\",\"experime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244,285,&lt;382,0&gt;,&lt;383,126&gt;),0,"java.lang.ArrayIndexOutOfBoundsException; function: ☞ tr(muTry(muBlock([muAssign(\"elem\",\"experime..., {}); instruction: CREATE Library/NEXT, 0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127,83,&lt;379,0&gt;,&lt;379,83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4045,81,&lt;378,0&gt;,&lt;378,81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956,87,&lt;376,0&gt;,&lt;376,8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870,85,&lt;375,0&gt;,&lt;375,8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795,73,&lt;373,0&gt;,&lt;373,7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723,71,&lt;372,0&gt;,&lt;372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640,81,&lt;370,0&gt;,&lt;370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560,79,&lt;369,0&gt;,&lt;369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479,79,&lt;367,0&gt;,&lt;367,7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401,77,&lt;366,0&gt;,&lt;366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305,81,&lt;363,0&gt;,&lt;363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223,81,&lt;362,0&gt;,&lt;362,8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161,60,&lt;360,0&gt;,&lt;360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100,60,&lt;359,0&gt;,&lt;359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3039,60,&lt;358,0&gt;,&lt;358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978,60,&lt;357,0&gt;,&lt;357,6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701,87,&lt;352,0&gt;,&lt;352,8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220,89,&lt;345,0&gt;,&lt;345,89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2066,130,&lt;341,0&gt;,&lt;341,130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953,112,&lt;340,0&gt;,&lt;340,11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826,125,&lt;338,0&gt;,&lt;338,12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720,105,&lt;337,0&gt;,&lt;337,10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594,124,&lt;335,0&gt;,&lt;335,12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489,104,&lt;334,0&gt;,&lt;334,10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354,133,&lt;332,0&gt;,&lt;332,13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170,174,&lt;329,0&gt;,&lt;330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1074,95,&lt;328,0&gt;,&lt;328,9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996,77,&lt;327,0&gt;,&lt;327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924,71,&lt;326,0&gt;,&lt;326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846,77,&lt;325,0&gt;,&lt;325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774,71,&lt;324,0&gt;,&lt;324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655,95,&lt;320,0&gt;,&lt;320,9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577,77,&lt;319,0&gt;,&lt;319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505,71,&lt;318,0&gt;,&lt;318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427,77,&lt;317,0&gt;,&lt;317,77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355,71,&lt;316,0&gt;,&lt;316,71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284,46,&lt;312,0&gt;,&lt;312,4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20138,145,&lt;311,0&gt;,&lt;311,14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994,143,&lt;310,0&gt;,&lt;310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849,143,&lt;308,0&gt;,&lt;308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705,143,&lt;307,0&gt;,&lt;307,143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568,135,&lt;305,0&gt;,&lt;305,13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432,135,&lt;304,0&gt;,&lt;304,13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322,97,&lt;299,0&gt;,&lt;299,97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229,91,&lt;297,0&gt;,&lt;297,91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106,122,&lt;296,0&gt;,&lt;296,122&gt;),0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9041,64,&lt;295,0&gt;,&lt;295,64&gt;),0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898,92,&lt;292,0&gt;,&lt;292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805,92,&lt;291,0&gt;,&lt;291,92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708,96,&lt;290,0&gt;,&lt;290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619,88,&lt;289,0&gt;,&lt;289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524,94,&lt;288,0&gt;,&lt;288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437,86,&lt;287,0&gt;,&lt;287,8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331,96,&lt;283,0&gt;,&lt;283,96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242,88,&lt;282,0&gt;,&lt;282,88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147,94,&lt;281,0&gt;,&lt;281,94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8060,86,&lt;280,0&gt;,&lt;280,86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7289,193,&lt;273,0&gt;,&lt;273,193&gt;),0,"java.lang.ArrayIndexOutOfBoundsException; function: ☞ translatePat(appl(prod(label(\"list\",sort(\"Pattern\")),..., list(int()), {}); instruction: POP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7142,145,&lt;271,0&gt;,&lt;271,145&gt;),1,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945,195,&lt;269,0&gt;,&lt;269,195&gt;),0,"\"Cannot execute due to compilation errors\""&gt;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&lt;|project://rascal/src/org/rascalmpl/library/experiments/Compiler/Tests/Expressions.rsc|(16749,195,&lt;268,0&gt;,&lt;268,195&gt;),0,"java.lang.ArrayIndexOutOfBoundsException; function: [](|project://rascal/src...</text:p>
          </table:table-cell>
          <table:table-cell table:number-columns-repeated="1023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09:21:30.4118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6-07T23:35:38.379783000</dc:date>
    <meta:editing-duration>P53DT5M4S</meta:editing-duration>
    <meta:editing-cycles>213</meta:editing-cycles>
    <meta:generator>LibreOffice/4.4.1.2$MacOSX_X86_64 LibreOffice_project/45e2de17089c24a1fa810c8f975a7171ba4cd432</meta:generator>
    <meta:document-statistic meta:table-count="8" meta:cell-count="687" meta:object-count="0"/>
  </office:meta>
</office:document-meta>
</file>